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c38" officeooo:paragraph-rsid="000ee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单选</text:p>
      <text:p text:style-name="P1">CBBAC DDDBB BC</text:p>
      <text:p text:style-name="P1">多选</text:p>
      <text:p text:style-name="P1">AB <text:s text:c="2"/>ABC <text:s text:c="2"/>CD <text:s text:c="2"/>ABD</text:p>
      <text:p text:style-name="P1">18题</text:p>
      <text:p text:style-name="P1">一支香同时点两头烧完的时间是半小时，所以其中一支香同时点两头，另一支只点一头。半小时后点一头的香再点燃另外一头烧完所用的时间正好为15分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39:23.833917539</meta:creation-date>
    <dc:date>2018-03-26T16:48:41.445576262</dc:date>
    <meta:editing-duration>PT9M19S</meta:editing-duration>
    <meta:editing-cycles>1</meta:editing-cycles>
    <meta:document-statistic meta:table-count="0" meta:image-count="0" meta:object-count="0" meta:page-count="1" meta:paragraph-count="6" meta:word-count="82" meta:character-count="110" meta:non-whitespace-character-count="99"/>
    <meta:generator>LibreOffice/5.1.6.2$Linux_X86_64 LibreOffice_project/10m0$Build-2</meta:generator>
  </office:meta>
</office:document-meta>
</file>